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 for the Immersive Exoplanet Telescope data</text:p>
      <text:p text:style-name="P1"/>
      <text:p text:style-name="P1">Data was brought in from NASA Exoplanet Archive ( <text:a xlink:type="simple" xlink:href="https://exoplanetarchive.ipac.caltech.edu/" text:style-name="ListLabel_20_1" text:visited-style-name="ListLabel_20_1"><text:span text:style-name="T1">https://exoplanetarchive.ipac.caltech.edu/</text:span></text:a>) <text:s/>and The Extrasolar Planets Encyclopaedia <text:s/><text:a xlink:type="simple" xlink:href="http://exoplanet.eu/" text:style-name="ListLabel_20_1" text:visited-style-name="ListLabel_20_1"><text:span text:style-name="T1">http://exoplanet.eu/</text:span></text:a></text:p>
      <text:p text:style-name="P1"/>
      <text:p text:style-name="P1">XLS (2003 excel format) files were extracted and merged so we had material data as well as position data. <text:s text:c="2"/>Astropy (<text:a xlink:type="simple" xlink:href="http://www.astropy.org/" text:style-name="ListLabel_20_1" text:visited-style-name="ListLabel_20_1"><text:span text:style-name="T1">http://www.astropy.org/</text:span></text:a>) was used to create the convertStars.py python script that calculates cartesian (xyz) coordinates from the RA/DEC/DIST observation data. <text:s/>LibreOffice was used to convert tween xls/csv files and to fill in 0 into empty cells (regEx ^$ find and replace).</text:p>
      <text:p text:style-name="P1"/>
      <text:p text:style-name="P1">Unity QuickSheet (<text:a xlink:type="simple" xlink:href="https://kimsama.gitbooks.io/unity-quicksheet/content/excel-howto/" text:style-name="ListLabel_20_1" text:visited-style-name="ListLabel_20_1"><text:span text:style-name="T1">https://kimsama.gitbooks.io/unity-quicksheet/content/excel-howto/</text:span></text:a>) was used to convert the xls files into ScriptableObject assets in Unity. <text:s/>Rather powerful tool for this. <text:s/>The ExoplanetDB.cs is the C# script that was initially used to show how to access the data inside unity.</text:p>
      <text:p text:style-name="P1"/>
      <text:p text:style-name="P1">The files in this GoogleDrive may be out of date. <text:s/>See the GitHub repository at <text:a xlink:type="simple" xlink:href="https://github.com/ArtefactVR/ExoPlanetViz" text:style-name="ListLabel_20_1" text:visited-style-name="ListLabel_20_1"><text:span text:style-name="T1">https://github.com/ArtefactVR/ExoPlanetViz</text:span></text:a></text:p>
      <text:p text:style-name="P1"/>
      <text:p text:style-name="P1">Jerry Isdale, <text:a xlink:type="simple" xlink:href="mailto:isdale@gmail.com" text:style-name="ListLabel_20_1" text:visited-style-name="ListLabel_20_1"><text:span text:style-name="T1">isdale@gmail.com</text:span></text:a></text:p>
      <text:p text:style-name="P1">Maui Institute of Art and Technology</text:p>
      <text:p text:style-name="P1">Oct 21, 2018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50" meta:character-count="1094" meta:non-whitespace-character-count="944"/>
    <meta:generator>LibreOffice/6.0.4.2$MacOSX_X86_64 LibreOffice_project/9b0d9b32d5dcda91d2f1a96dc04c645c450872bf</meta:generator>
  </office:meta>
</office:document-meta>
</file>